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GUIA GUTIERREZ, ANTHONY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8185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URI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GUIA GUTIERREZ, ANTHONY WI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818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3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61609685</text:p>
          </table:table-cell>
          <table:table-cell table:style-name="Tabla2.A2" office:value-type="string">
            <text:p text:style-name="P9">3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LIENTE REQUIERE SOLO BOLETA DE VEN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59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